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34C900000C56000002E33621CDDF959973E7.svg" manifest:media-type="image/svg+xml"/>
  <manifest:file-entry manifest:full-path="Pictures/10001AFB000008AF00000140101307D1EADE97B6.svg" manifest:media-type="image/svg+xml"/>
  <manifest:file-entry manifest:full-path="Pictures/10000201000000540000000C0DD9BAB6AB506760.png" manifest:media-type="image/png"/>
  <manifest:file-entry manifest:full-path="Pictures/100031A400000ABD0000015F6700FA1C7B1C7BED.svg" manifest:media-type="image/svg+xml"/>
  <manifest:file-entry manifest:full-path="Pictures/10000201000000680000000DEFF17D675E97F381.png" manifest:media-type="image/png"/>
  <manifest:file-entry manifest:full-path="Pictures/10000201000000770000001C13BB00325BCE498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notes">
      <style:graphic-properties draw:fill-color="#ffffff" draw:auto-grow-height="true" fo:min-height="13.364cm"/>
    </style:style>
    <style:style style:name="pr6" style:family="presentation" style:parent-style-name="Impress1-title">
      <style:graphic-properties fo:min-height="3.507cm"/>
    </style:style>
    <style:style style:name="pr7" style:family="presentation" style:parent-style-name="Impress1-outline1">
      <style:graphic-properties fo:min-height="11.93cm"/>
    </style:style>
    <style:style style:name="pr8" style:family="presentation" style:parent-style-name="Impress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 presentation:user-transformed="true">
          <draw:text-box>
            <text:p>Elastizität</text:p>
          </draw:text-box>
        </draw:frame>
        <draw:frame presentation:style-name="pr2" draw:text-style-name="P1" draw:layer="layout" svg:width="23.8cm" svg:height="2.729cm" svg:x="2.2cm" svg:y="16.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PDE Formulierung</text:p>
          </draw:text-box>
        </draw:frame>
        <draw:frame draw:style-name="gr2" draw:text-style-name="P2" draw:layer="layout" svg:width="0.2cm" svg:height="0.47cm" svg:x="13.009cm" svg:y="10.01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g>
          <svg:title>TexMaths</svg:title>
          <svg:desc>28§display§-\nabla \sigma = f ~ \text{in} ~ \Omega§svg§600§FALSE§</svg:desc>
          <draw:frame draw:style-name="gr3" draw:text-style-name="P2" draw:layer="layout" svg:width="6.222cm" svg:height="0.893cm" svg:x="3.178cm" svg:y="6.2cm">
            <draw:image xlink:href="Pictures/10001AFB000008AF00000140101307D1EADE97B6.svg" xlink:type="simple" xlink:show="embed" xlink:actuate="onLoad" loext:mime-type="image/svg+xml">
              <text:p/>
            </draw:image>
            <draw:image xlink:href="Pictures/10000201000000540000000C0DD9BAB6AB506760.png" xlink:type="simple" xlink:show="embed" xlink:actuate="onLoad" loext:mime-type="image/png"/>
          </draw:frame>
        </draw:g>
        <draw:g>
          <svg:title>TexMaths</svg:title>
          <svg:desc>28§display§\sigma = \lambda \text{tr} (\varepsilon) I + 2 \mu \varepsilon§svg§600§FALSE§</svg:desc>
          <draw:frame draw:style-name="gr3" draw:text-style-name="P2" draw:layer="layout" svg:width="7.694cm" svg:height="0.98cm" svg:x="4.706cm" svg:y="9.02cm">
            <draw:image xlink:href="Pictures/100031A400000ABD0000015F6700FA1C7B1C7BED.svg" xlink:type="simple" xlink:show="embed" xlink:actuate="onLoad" loext:mime-type="image/svg+xml">
              <text:p/>
            </draw:image>
            <draw:image xlink:href="Pictures/10000201000000680000000DEFF17D675E97F381.png" xlink:type="simple" xlink:show="embed" xlink:actuate="onLoad" loext:mime-type="image/png"/>
          </draw:frame>
        </draw:g>
        <draw:g>
          <svg:title>TexMaths</svg:title>
          <svg:desc>28§display§\varepsilon = \frac{1}{2} \left( \nabla u + (\nabla u)^T \right)§svg§600§FALSE§</svg:desc>
          <draw:frame draw:style-name="gr3" draw:text-style-name="P2" draw:layer="layout" svg:width="8.84cm" svg:height="2.066cm" svg:x="4.8cm" svg:y="11.334cm">
            <draw:image xlink:href="Pictures/100034C900000C56000002E33621CDDF959973E7.svg" xlink:type="simple" xlink:show="embed" xlink:actuate="onLoad" loext:mime-type="image/svg+xml">
              <text:p/>
            </draw:image>
            <draw:image xlink:href="Pictures/10000201000000770000001C13BB00325BCE4986.png" xlink:type="simple" xlink:show="embed" xlink:actuate="onLoad" loext:mime-type="image/png"/>
          </draw:frame>
        </draw:g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Code</text:p>
          </draw:text-box>
        </draw:frame>
        <draw:frame presentation:style-name="pr7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6" draw:layer="layout" svg:width="24.599cm" svg:height="3.507cm" svg:x="2cm" svg:y="0.836cm" presentation:class="title">
          <draw:text-box>
            <text:p>Beispiele</text:p>
          </draw:text-box>
        </draw:frame>
        <draw:frame presentation:style-name="pr7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1" svg:font-family="'Noto Sans Regular'" style:font-family-generic="roman" style:font-pitch="variable"/>
    <style:font-face style:name="Noto Sans Regular3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4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4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4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4T19:12:04.692000000</meta:creation-date>
    <meta:editing-duration>PT40M24S</meta:editing-duration>
    <meta:editing-cycles>7</meta:editing-cycles>
    <meta:generator>LibreOffice/6.3.3.2$Windows_X86_64 LibreOffice_project/a64200df03143b798afd1ec74a12ab50359878ed</meta:generator>
    <dc:title>Impress</dc:title>
    <dc:date>2020-01-16T11:43:44.631000000</dc:date>
    <meta:document-statistic meta:object-count="56"/>
  </office:meta>
</office:document-meta>
</file>

<file path=Object 1/content.xml><?xml version="1.0" encoding="utf-8"?>
<math xmlns="http://www.w3.org/1998/Math/MathML" display="block"/>
</file>